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2.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12cm" fo:min-width="3.5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02cm" fo:min-width="0.72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96cm" fo:min-width="0.57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57cm" fo:min-width="0.6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03cm" fo:min-width="0.67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2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35cm" fo:min-width="2.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0.6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Predeterminado-title">
      <style:graphic-properties fo:min-height="2.462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" style:family="paragraph"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39.143cm" svg:height="2.462cm" svg:x="1cm" svg:y="1.351cm" presentation:class="title" presentation:user-transformed="true">
          <draw:text-box>
            <text:p><text:span text:style-name="T1">Diagrama </text:span><text:span text:style-name="T1">Entidad </text:span><text:span text:style-name="T1">Relación </text:span><text:span text:style-name="T1">con </text:span><text:span text:style-name="T1">Notación de </text:span><text:span text:style-name="T1">Peter Chen</text:span></text:p>
          </draw:text-box>
        </draw:frame>
        <draw:custom-shape draw:style-name="gr1" draw:text-style-name="P2" xml:id="id1" draw:id="id1" draw:layer="layout" svg:width="4cm" svg:height="1cm" svg:x="22.8cm" svg:y="10.4cm">
          <text:p text:style-name="P2"><text:span text:style-name="T2">Pub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17cm" svg:height="1.4cm" svg:x="2.6cm" svg:y="11cm">
          <text:p text:style-name="P2"><text:span text:style-name="T2">Usuario</text:span></text:p>
          <text:p text:style-name="P3"><text:span text:style-name="T3">idusuario</text:span></text:p>
          <text:p text:style-name="P3"><text:span text:style-name="T3">mov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6cm" svg:height="2.2cm" svg:x="15.2cm" svg:y="12.7cm">
          <text:p text:style-name="P2"><text:span text:style-name="T2">Videos </text:span></text:p>
          <text:p text:style-name="P4"><text:span text:style-name="T3">Id</text:span></text:p>
          <text:p text:style-name="P4"><text:span text:style-name="T3">Fecha</text:span></text:p>
          <text:p text:style-name="P4"><text:span text:style-name="T3">Enlace</text:span></text:p>
          <text:p text:style-name="P4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1cm" svg:x1="22.8cm" svg:y1="10.9cm" svg:x2="17.8cm" svg:y2="13.8cm" draw:start-shape="id1" draw:start-glue-point="3" draw:end-shape="id2" draw:end-glue-point="1" svg:d="M22800 10900h-2400v2900h-2600" svg:viewBox="0 0 5001 2901">
          <text:p/>
        </draw:connector>
        <draw:connector draw:style-name="gr4" draw:text-style-name="P5" draw:layer="layout" svg:x1="31.3cm" svg:y1="10.819cm" svg:x2="29.942cm" svg:y2="10.848cm" draw:start-shape="id3" draw:start-glue-point="3" draw:end-shape="id4" draw:end-glue-point="7" svg:d="M31300 10819h-678v29h-680" svg:viewBox="0 0 1359 30">
          <text:p/>
        </draw:connector>
        <draw:custom-shape draw:style-name="gr5" draw:text-style-name="P2" xml:id="id3" draw:id="id3" draw:layer="layout" svg:width="4.084cm" svg:height="2.362cm" svg:x="31.3cm" svg:y="9.638cm">
          <text:p text:style-name="P2"><text:span text:style-name="T2">Nutricionista</text:span></text:p>
          <text:p text:style-name="P4"><text:span text:style-name="T3">rut</text:span></text:p>
          <text:p text:style-name="P4"><text:span text:style-name="T3">Nombre</text:span></text:p>
          <text:p text:style-name="P4"><text:span text:style-name="T3">Email</text:span></text:p>
          <text:p text:style-name="P4"><text:span text:style-name="T3">Movil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775cm" svg:height="0.892cm" svg:x="20.625cm" svg:y="11.108cm">
          <draw:text-box>
            <text:p><text:span text:style-name="T2">1:M</text:span></text:p>
          </draw:text-box>
        </draw:frame>
        <draw:custom-shape draw:style-name="gr7" draw:text-style-name="P2" xml:id="id5" draw:id="id5" draw:layer="layout" svg:width="1.725cm" svg:height="1.628cm" svg:x="38cm" svg:y="7.1cm">
          <text:p text:style-name="P2"><text:span text:style-name="T2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1.513cm" svg:height="1.478cm" svg:x="38.087cm" svg:y="9.022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" draw:id="id7" draw:layer="layout" svg:width="1.57cm" svg:height="1.565cm" svg:x="38cm" svg:y="10.735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8cm" svg:y1="7.914cm" svg:x2="35.384cm" svg:y2="10.819cm" draw:start-shape="id5" draw:start-glue-point="6" draw:end-shape="id3" draw:end-glue-point="1" svg:d="M38000 7914h-1308v2905h-1308" svg:viewBox="0 0 2617 2906">
          <text:p/>
        </draw:connector>
        <draw:connector draw:style-name="gr4" draw:text-style-name="P5" draw:layer="layout" svg:x1="38.087cm" svg:y1="9.761cm" svg:x2="35.384cm" svg:y2="10.819cm" draw:start-shape="id6" draw:start-glue-point="6" draw:end-shape="id3" draw:end-glue-point="1" svg:d="M38087 9761h-1352v1058h-1351" svg:viewBox="0 0 2704 1059">
          <text:p/>
        </draw:connector>
        <draw:connector draw:style-name="gr4" draw:text-style-name="P5" draw:layer="layout" svg:x1="38cm" svg:y1="11.518cm" svg:x2="35.384cm" svg:y2="10.819cm" draw:start-shape="id7" draw:start-glue-point="6" draw:end-shape="id3" draw:end-glue-point="1" svg:d="M38000 11518h-1308v-699h-1308" svg:viewBox="0 0 2617 700">
          <text:p/>
        </draw:connector>
        <draw:custom-shape draw:style-name="gr10" draw:text-style-name="P2" xml:id="id4" draw:id="id4" draw:layer="layout" svg:width="2.342cm" svg:height="1.703cm" svg:x="27.6cm" svg:y="9.997cm">
          <text:p text:style-name="P2"><text:span text:style-name="T2">publ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2.6cm" svg:height="2.2cm" svg:x="15.2cm" svg:y="15.3cm">
          <text:p text:style-name="P2"><text:span text:style-name="T2">Avisos</text:span></text:p>
          <text:p text:style-name="P4"><text:span text:style-name="T3">Id</text:span></text:p>
          <text:p text:style-name="P4"><text:span text:style-name="T3">Fecha</text:span></text:p>
          <text:p text:style-name="P4"><text:span text:style-name="T3">Imagen</text:span></text:p>
          <text:p text:style-name="P4"><text:span text:style-name="T3">Enlace 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1cm" svg:x1="22.8cm" svg:y1="10.9cm" svg:x2="17.8cm" svg:y2="16.4cm" draw:start-shape="id1" draw:start-glue-point="3" draw:end-shape="id8" draw:end-glue-point="1" svg:d="M22800 10900h-2400v5500h-2600" svg:viewBox="0 0 5001 5501">
          <text:p/>
        </draw:connector>
        <draw:connector draw:style-name="gr4" draw:text-style-name="P5" draw:layer="layout" svg:x1="27.6cm" svg:y1="10.848cm" svg:x2="26.8cm" svg:y2="10.9cm" draw:start-shape="id4" draw:start-glue-point="5" draw:end-shape="id1" draw:end-glue-point="1" svg:d="M27600 10848h-400v52h-400" svg:viewBox="0 0 801 53">
          <text:p/>
        </draw:connector>
        <draw:custom-shape draw:style-name="gr11" draw:text-style-name="P2" xml:id="id9" draw:id="id9" draw:layer="layout" svg:width="2.8cm" svg:height="2.4cm" svg:x="15.2cm" svg:y="9.7cm">
          <text:p text:style-name="P2"><text:span text:style-name="T2">Artículos</text:span></text:p>
          <text:p text:style-name="P4"><text:span text:style-name="T3">Id</text:span></text:p>
          <text:p text:style-name="P4"><text:span text:style-name="T3">Fecha</text:span></text:p>
          <text:p text:style-name="P4"><text:span text:style-name="T3">Enlace</text:span></text:p>
          <text:p text:style-name="P4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2.8cm" svg:y1="10.9cm" svg:x2="18cm" svg:y2="10.9cm" draw:start-shape="id1" draw:start-glue-point="3" draw:end-shape="id9" draw:end-glue-point="1" svg:d="M22800 10900h-4800" svg:viewBox="0 0 4801 1">
          <text:p/>
        </draw:connector>
        <draw:custom-shape draw:style-name="gr9" draw:text-style-name="P2" xml:id="id10" draw:id="id10" draw:layer="layout" svg:width="1.57cm" svg:height="1.565cm" svg:x="38.03cm" svg:y="12.535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8.03cm" svg:y1="13.318cm" svg:x2="35.384cm" svg:y2="10.819cm" draw:start-shape="id10" draw:start-glue-point="6" draw:end-shape="id3" draw:end-glue-point="1" svg:d="M38030 13318h-1323v-2499h-1323" svg:viewBox="0 0 2647 2500">
          <text:p/>
        </draw:connector>
        <draw:custom-shape draw:style-name="gr11" draw:text-style-name="P2" xml:id="id11" draw:id="id11" draw:layer="layout" svg:width="2.8cm" svg:height="2.4cm" svg:x="15.2cm" svg:y="6.9cm">
          <text:p text:style-name="P2"><text:span text:style-name="T2">Receta</text:span></text:p>
          <text:p text:style-name="P4"><text:span text:style-name="T3">Id</text:span></text:p>
          <text:p text:style-name="P4"><text:span text:style-name="T3">Enlace</text:span></text:p>
          <text:p text:style-name="P4"><text:span text:style-name="T3">Contenido</text:span></text:p>
          <text:p text:style-name="P4"><text:span text:style-name="T3">Imagen 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2.8cm" svg:y1="10.9cm" svg:x2="18cm" svg:y2="8.1cm" draw:start-shape="id1" draw:start-glue-point="3" draw:end-shape="id11" draw:end-glue-point="1" svg:d="M22800 10900h-2400v-2800h-2400" svg:viewBox="0 0 4801 2801">
          <text:p/>
        </draw:connector>
        <draw:connector draw:style-name="gr4" draw:text-style-name="P5" draw:layer="layout" svg:x1="5.77cm" svg:y1="11.7cm" svg:x2="7.5cm" svg:y2="11.651cm" draw:start-shape="id12" draw:start-glue-point="1" draw:end-shape="id13" draw:end-glue-point="5" svg:d="M5770 11700h865v-49h865" svg:viewBox="0 0 1731 50">
          <text:p/>
        </draw:connector>
        <draw:connector draw:style-name="gr4" draw:text-style-name="P5" draw:layer="layout" svg:x1="9.842cm" svg:y1="11.651cm" svg:x2="15.2cm" svg:y2="8.1cm" draw:start-shape="id13" draw:start-glue-point="7" draw:end-shape="id11" draw:end-glue-point="3" svg:d="M9842 11651h2680v-3551h2678" svg:viewBox="0 0 5359 3552">
          <text:p/>
        </draw:connector>
        <draw:connector draw:style-name="gr4" draw:text-style-name="P5" draw:layer="layout" svg:x1="9.842cm" svg:y1="11.651cm" svg:x2="15.2cm" svg:y2="10.9cm" draw:start-shape="id13" draw:start-glue-point="7" draw:end-shape="id9" draw:end-glue-point="3" svg:d="M9842 11651h2680v-751h2678" svg:viewBox="0 0 5359 752">
          <text:p/>
        </draw:connector>
        <draw:connector draw:style-name="gr4" draw:text-style-name="P5" draw:layer="layout" svg:x1="9.842cm" svg:y1="11.651cm" svg:x2="15.2cm" svg:y2="13.8cm" draw:start-shape="id13" draw:start-glue-point="7" draw:end-shape="id2" draw:end-glue-point="3" svg:d="M9842 11651h2680v2149h2678" svg:viewBox="0 0 5359 2150">
          <text:p/>
        </draw:connector>
        <draw:connector draw:style-name="gr4" draw:text-style-name="P5" draw:layer="layout" svg:x1="9.842cm" svg:y1="11.651cm" svg:x2="15.2cm" svg:y2="16.4cm" draw:start-shape="id13" draw:start-glue-point="7" draw:end-shape="id8" draw:end-glue-point="3" svg:d="M9842 11651h2680v4749h2678" svg:viewBox="0 0 5359 4750">
          <text:p/>
        </draw:connector>
        <draw:custom-shape draw:style-name="gr10" draw:text-style-name="P2" xml:id="id13" draw:id="id13" draw:layer="layout" svg:width="2.342cm" svg:height="1.703cm" svg:x="7.5cm" svg:y="10.8cm">
          <text:p text:style-name="P2"><text:span text:style-name="T2">acc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775cm" svg:height="0.892cm" svg:x="10.025cm" svg:y="11.908cm">
          <draw:text-box>
            <text:p><text:span text:style-name="T2">1:M</text:span></text:p>
          </draw:text-box>
        </draw:frame>
        <draw:custom-shape draw:style-name="gr12" draw:text-style-name="P2" xml:id="id15" draw:id="id15" draw:layer="layout" svg:width="3.2cm" svg:height="4.6cm" svg:x="15.2cm" svg:y="18cm">
          <text:p text:style-name="P2"><text:span text:style-name="T2">Ficha IMC</text:span></text:p>
          <text:p text:style-name="P4"><text:span text:style-name="T3">Id usuario</text:span></text:p>
          <text:p text:style-name="P3"><text:span text:style-name="T3">Rut</text:span></text:p>
          <text:p text:style-name="P3"><text:span text:style-name="T3">Email</text:span></text:p>
          <text:p text:style-name="P3"><text:span text:style-name="T3">Movil</text:span></text:p>
          <text:p text:style-name="P3"><text:span text:style-name="T3">Peso</text:span></text:p>
          <text:p text:style-name="P3"><text:span text:style-name="T3">Estatura</text:span></text:p>
          <text:p text:style-name="P3"><text:span text:style-name="T3">Fecha nacimiento</text:span></text:p>
          <text:p text:style-name="P3"><text:span text:style-name="T3">Edad</text:span></text:p>
          <text:p text:style-name="P3"><text:span text:style-name="T3">IM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2.201cm" svg:height="2.2cm" svg:x="8cm" svg:y="18.6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5.77cm" svg:y1="11.701cm" svg:x2="8cm" svg:y2="19.7cm" draw:end-shape="id14" draw:end-glue-point="5" svg:d="M5770 11701h864v7999h1366" svg:viewBox="0 0 2231 8000">
          <text:p/>
        </draw:connector>
        <draw:connector draw:style-name="gr4" draw:text-style-name="P5" draw:layer="layout" svg:x1="10.201cm" svg:y1="19.7cm" svg:x2="15.2cm" svg:y2="20.3cm" draw:start-shape="id14" draw:start-glue-point="7" draw:end-shape="id15" draw:end-glue-point="3" svg:d="M10201 19700h2500v600h2499" svg:viewBox="0 0 5000 601">
          <text:p/>
        </draw:connector>
        <draw:frame draw:style-name="gr14" draw:text-style-name="P6" draw:layer="layout" svg:width="1.575cm" svg:height="0.725cm" svg:x="10.625cm" svg:y="18.784cm">
          <draw:text-box>
            <text:p><text:span text:style-name="T2">1:M</text:span></text:p>
          </draw:text-box>
        </draw:frame>
        <draw:custom-shape draw:style-name="gr7" draw:text-style-name="P2" xml:id="id16" draw:id="id16" draw:layer="layout" svg:width="1.725cm" svg:height="1.628cm" svg:x="3cm" svg:y="5.8cm">
          <text:p text:style-name="P2"><text:span text:style-name="T2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7" draw:id="id17" draw:layer="layout" svg:width="1.513cm" svg:height="1.478cm" svg:x="3.087cm" svg:y="8.322cm">
          <text:p text:style-name="P2"><text:span text:style-name="T2">mo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cm" svg:y1="6.614cm" svg:x2="2.6cm" svg:y2="11.7cm" draw:start-shape="id16" draw:start-glue-point="6" draw:end-shape="id12" svg:d="M3000 6614h-901v5086h501" svg:viewBox="0 0 902 5087">
          <text:p/>
        </draw:connector>
        <draw:connector draw:style-name="gr4" draw:text-style-name="P5" draw:layer="layout" svg:x1="3.087cm" svg:y1="9.061cm" svg:x2="2.6cm" svg:y2="11.7cm" draw:start-shape="id17" draw:start-glue-point="6" draw:end-shape="id12" draw:end-glue-point="3" svg:d="M3087 9061h-988v2639h501" svg:viewBox="0 0 989 2640">
          <text:p/>
        </draw:connector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26T12:17:26.064466019</dc:date>
    <meta:editing-duration>PT4H26M58S</meta:editing-duration>
    <meta:editing-cycles>28</meta:editing-cycles>
    <meta:generator>LibreOffice/6.4.7.2$Linux_X86_64 LibreOffice_project/40$Build-2</meta:generator>
    <meta:document-statistic meta:object-count="63"/>
  </office:meta>
</office:document-meta>
</file>